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06A000006693EAD0A22.svm"/>
  <manifest:file-entry manifest:media-type="" manifest:full-path="Pictures/2000000700004C2D000005E5EC1B11BE.svm"/>
  <manifest:file-entry manifest:media-type="" manifest:full-path="Pictures/2000000700005A8B00001EB358F3E1E9.svm"/>
  <manifest:file-entry manifest:media-type="" manifest:full-path="Pictures/2000000700005EC7000043CE9009E612.svm"/>
  <manifest:file-entry manifest:media-type="" manifest:full-path="Pictures/2000000700005A8B000004A8F4904F05.svm"/>
  <manifest:file-entry manifest:media-type="" manifest:full-path="Pictures/2000000700004C2D00000409FC5DC359.svm"/>
  <manifest:file-entry manifest:media-type="" manifest:full-path="Pictures/2000000700005AA5000004DD3A0870E8.svm"/>
  <manifest:file-entry manifest:media-type="" manifest:full-path="Pictures/20000007000050B900000423B80FAEA9.svm"/>
  <manifest:file-entry manifest:media-type="" manifest:full-path="Pictures/2000000700004C2D000005E565865DB5.svm"/>
  <manifest:file-entry manifest:media-type="" manifest:full-path="Pictures/200000070000480A0000043E08415A1E.svm"/>
  <manifest:file-entry manifest:media-type="" manifest:full-path="Pictures/2000000700004C2D0000042312739E1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fo:font-weight="bold" style:font-weight-asian="bold" style:font-weight-complex="bold"/>
    </style:style>
    <style:style style:name="P2" style:family="paragraph" style:parent-style-name="UBUcuerpoTrabajo">
      <style:text-properties fo:font-weight="normal" style:font-weight-asian="normal" style:font-weight-complex="normal"/>
    </style:style>
    <style:style style:name="P3" style:family="paragraph" style:parent-style-name="UBUcuerpoTrabajo">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UBUcuerpoTrabajo"/>
      <text:p text:style-name="P1">Investigación </text:p>
      <text:p text:style-name="P1"/>
      <text:p text:style-name="UBUcuerpoTrabajo">Los primeros pasos del proyecto consisten en investigar un poco que es cada cosa de las que se nos pide, aprender conceptos que se nos plantean y no conociamos, entender el funcionamiento de los diferentes robots, comprobar como se comporta un AGV. Más tarde deberemos aprender como funcionan los simuladores, ver cuál es mejor y porque, elegir con cuál trabajar, para más tarde elegir que sistema operativo usar.Por último visualizar algún tutorial donde veamos nos puedan ayudar a realizar nuestro proyecto, para finalmente elegir Gazebo-ROS.</text:p>
      <text:p text:style-name="UBUcuerpoTrabajo">Una vez elegido deberemos de pasar a su instalación y empezar a investigar sobre que lenguajes utilizan estas tecnologías.</text:p>
      <text:p text:style-name="UBUcuerpoTrabajo"/>
      <text:p text:style-name="P1">Instalación de Gazebo:</text:p>
      <text:p text:style-name="UBUcuerpoTrabajo"/>
      <text:p text:style-name="UBUcuerpoTrabajo"><text:s/>Lo primero que deberemos hacer es configurar nuestra maquina virtual para el trabajo. Usaremos una maquina virtual porque Gazebo solo trabaja con linux, aunque ahora funciona con windows, pero no viene bien documentado que hay que instalar para que funcione correctamente, además para pasos futuros, como queremos usar el sistema operativo ROS que no es compatible con Windows, usaremos una maquina virtual Ubuntu-Linux. El mayor problema de usar una maquina virtual será que gazebo usa nuestra trajeta gráfica desde el sistema operativo de la maquina virtual, por lo que el movimiento será más lento. Veamos los primeros pasos de instalación de gazebo en nuestra máquina virtual.</text:p>
      <text:p text:style-name="UBUcuerpoTrabajo"/>
      <text:p text:style-name="UBUcuerpoTrabajo"/>
      <text:p text:style-name="UBUcuerpoTrabajo">Instalamos gazebo desde un terminal tal y como nos indica la página web de gazebo.</text:p>
      <text:p text:style-name="UBUcuerpoTrabajo"><draw:frame draw:style-name="fr1" draw:name="gráficos4" text:anchor-type="paragraph" svg:width="16.501cm" svg:height="0.885cm" draw:z-index="1"><draw:image xlink:href="Pictures/2000000700005AA5000004DD3A0870E8.svm" xlink:type="simple" xlink:show="embed" xlink:actuate="onLoad"/></draw:frame></text:p>
      <text:p text:style-name="UBUcuerpoTrabajo">Lanzamos gazebo:</text:p>
      <text:p text:style-name="UBUcuerpoTrabajo"><draw:frame draw:style-name="fr1" draw:name="gráficos1" text:anchor-type="paragraph" svg:width="16.501cm" svg:height="0.848cm" draw:z-index="2"><draw:image xlink:href="Pictures/2000000700005A8B000004A8F4904F05.svm" xlink:type="simple" xlink:show="embed" xlink:actuate="onLoad"/></draw:frame></text:p>
      <text:p text:style-name="UBUcuerpoTrabajo"/>
      <text:p text:style-name="UBUcuerpoTrabajo">FOTO GAZEBO</text:p>
      <text:p text:style-name="UBUcuerpoTrabajo"/>
      <text:p text:style-name="UBUcuerpoTrabajo"/>
      <text:p text:style-name="P1">Modelar nuestro propio robot:</text:p>
      <text:p text:style-name="UBUcuerpoTrabajo"/>
      <text:p text:style-name="UBUcuerpoTrabajo">Para modelar nuestro propio robot usaremos el lenguaje basado en XML llamado SDF, es un lenguaje de etiquietas muy simple, donde deberemos ir indicando cada parte del robot, su posición y su unión con otras partes, viene todo bastante bien explicado en el API de SDF: <text:a xlink:type="simple" xlink:href="http://sdformat.org/spec" text:style-name="Internet_20_link" text:visited-style-name="Visited_20_Internet_20_Link">http://sdformat.org/spec</text:a></text:p>
      <text:p text:style-name="UBUcuerpoTrabajo"/>
      <text:p text:style-name="UBUcuerpoTrabajo"/>
      <text:p text:style-name="UBUcuerpoTrabajo">Los principales etiquetados que pondremos a nuestros robots son:</text:p>
      <text:p text:style-name="UBUcuerpoTrabajo"/>
      <text:p text:style-name="UBUcuerpoTrabajo">Model: Robot que vas a crear, dentro tendrá varios links.</text:p>
      <text:p text:style-name="UBUcuerpoTrabajo"/>
      <text:p text:style-name="UBUcuerpoTrabajo">Link: Un enlace contiene las propiedades físicas de un cuerpo del modelo, puede ser una rueda, un brazo, un chasis... Cuantos menos links tenga el modelo mejor será el rendimiento y la <text:soft-page-break/>estabilidad. </text:p>
      <text:p text:style-name="UBUcuerpoTrabajo"/>
      <text:p text:style-name="UBUcuerpoTrabajo">Collision: Un elemento de colisión encapsula una geometría que se utiliza para la comprobación de colisión. <text:s/>Un enlace puede contener muchos elementos de colisión.</text:p>
      <text:p text:style-name="UBUcuerpoTrabajo"/>
      <text:p text:style-name="UBUcuerpoTrabajo">Visual: Un elemento visual se utiliza para visualizar partes de un link. Un link puede contener 0 o más elementos visuales.</text:p>
      <text:p text:style-name="UBUcuerpoTrabajo"/>
      <text:p text:style-name="UBUcuerpoTrabajo">Inercial: El elemento inercial se describen las propiedades dinámicas del enlace, tales como la masa y la matriz de inercia de rotación.</text:p>
      <text:p text:style-name="UBUcuerpoTrabajo"/>
      <text:p text:style-name="UBUcuerpoTrabajo">Sensor: Un sensor recoge datos del mundo para su uso en complementos. Un link puede contener 0 o más sensores.</text:p>
      <text:p text:style-name="UBUcuerpoTrabajo"/>
      <text:p text:style-name="UBUcuerpoTrabajo">Joints: Una articulación conecta dos enlaces. Una relación padre e hijo se establece junto con otros parámetros tales como eje de rotación, y los límites de conjuntos.</text:p>
      <text:p text:style-name="UBUcuerpoTrabajo"/>
      <text:p text:style-name="UBUcuerpoTrabajo">Plugins: Un plugin es una biblioteca compartida creada por un tercero para controlar un modelo.</text:p>
      <text:p text:style-name="UBUcuerpoTrabajo"/>
      <text:p text:style-name="UBUcuerpoTrabajo"><draw:frame draw:style-name="fr2" draw:name="gráficos10" text:anchor-type="paragraph" svg:width="16.501cm" svg:height="11.806cm" draw:z-index="9"><draw:image xlink:href="Pictures/2000000700005EC7000043CE9009E612.svm" xlink:type="simple" xlink:show="embed" xlink:actuate="onLoad"/></draw:frame></text:p>
      <text:p text:style-name="UBUcuerpoTrabajo"/>
      <text:p text:style-name="P1">Incorporación de sensores:</text:p>
      <text:p text:style-name="UBUcuerpoTrabajo">Como ejemplo para la incorporación de sensores, usaremos un sensor ya definido en gazebo, hablamos de Hokuyo, que es un sensor de movimiento, que localiza la distancia de los objetos, por medio de un haz de luz que sale desde nuestro robot. Para la incorporación de este sensor, es tan simple como incluir estas lineas de código donde decimos donde queremos colocar el sensor, y añadimos por medio de un Joint al chassis nuestro sensor:</text:p>
      <text:p text:style-name="UBUcuerpoTrabajo"><draw:frame draw:style-name="fr1" draw:name="gráficos11" text:anchor-type="paragraph" svg:width="16.501cm" svg:height="5.593cm" draw:z-index="10"><draw:image xlink:href="Pictures/2000000700005A8B00001EB358F3E1E9.svm" xlink:type="simple" xlink:show="embed" xlink:actuate="onLoad"/></draw:frame><text:soft-page-break/></text:p>
      <text:p text:style-name="UBUcuerpoTrabajo"/>
      <text:p text:style-name="UBUcuerpoTrabajo"/>
      <text:p text:style-name="P1">Instalación del paquete ROS:</text:p>
      <text:p text:style-name="UBUcuerpoTrabajo">Instalar ROS kinetic (no es una librería propia de ubuntu), por lo cual lo hacemos desde la terminal:</text:p>
      <text:p text:style-name="UBUcuerpoTrabajo"><draw:frame draw:style-name="fr1" draw:name="gráficos3" text:anchor-type="paragraph" svg:width="16.501cm" svg:height="1.275cm" draw:z-index="0"><draw:image xlink:href="Pictures/2000000700004C2D000005E565865DB5.svm" xlink:type="simple" xlink:show="embed" xlink:actuate="onLoad"/></draw:frame></text:p>
      <text:p text:style-name="UBUcuerpoTrabajo">Hay que firmar la descarga:</text:p>
      <text:p text:style-name="UBUcuerpoTrabajo"/>
      <text:p text:style-name="UBUcuerpoTrabajo"><draw:frame draw:style-name="fr1" draw:name="gráficos2" text:anchor-type="paragraph" svg:width="16.501cm" svg:height="1.275cm" draw:z-index="3"><draw:image xlink:href="Pictures/2000000700004C2D000005E5EC1B11BE.svm" xlink:type="simple" xlink:show="embed" xlink:actuate="onLoad"/></draw:frame></text:p>
      <text:p text:style-name="UBUcuerpoTrabajo">Actualizamos nuestra librería de paquetes:</text:p>
      <text:p text:style-name="UBUcuerpoTrabajo"><draw:frame draw:style-name="fr1" draw:name="gráficos5" text:anchor-type="paragraph" svg:width="16.501cm" svg:height="0.894cm" draw:z-index="4"><draw:image xlink:href="Pictures/2000000700004C2D0000042312739E1D.svm" xlink:type="simple" xlink:show="embed" xlink:actuate="onLoad"/></draw:frame></text:p>
      <text:p text:style-name="UBUcuerpoTrabajo">Y seleccionamos una instalación completa, incluye ROS, rqt, rviz, librerias de robots, simulador 2D/3D. Navegación y percepcion 2D/3D.</text:p>
      <text:p text:style-name="UBUcuerpoTrabajo"><draw:frame draw:style-name="fr1" draw:name="gráficos6" text:anchor-type="paragraph" svg:width="16.501cm" svg:height="0.972cm" draw:z-index="5"><draw:image xlink:href="Pictures/200000070000480A0000043E08415A1E.svm" xlink:type="simple" xlink:show="embed" xlink:actuate="onLoad"/></draw:frame>Una vez terminada la instalación tenemos que inicializar todas las dependencias necesarias para ROS, y actualizarlas.</text:p>
      <text:p text:style-name="UBUcuerpoTrabajo"><draw:frame draw:style-name="fr1" draw:name="gráficos7" text:anchor-type="paragraph" svg:width="16.501cm" svg:height="1.314cm" draw:z-index="6"><draw:image xlink:href="Pictures/200000070000506A000006693EAD0A22.svm" xlink:type="simple" xlink:show="embed" xlink:actuate="onLoad"/></draw:frame>Con esto tendríamos instalado ROS, algunos controladores, librerias... Además con esta instalación viene incluido el paquete Catkin con el cual dar inteligencia a nuestros robots.</text:p>
      <text:p text:style-name="UBUcuerpoTrabajo"/>
      <text:p text:style-name="UBUcuerpoTrabajo">Instalar Eclipse:</text:p>
      <text:p text:style-name="UBUcuerpoTrabajo"><draw:frame draw:style-name="fr1" draw:name="gráficos8" text:anchor-type="paragraph" svg:width="16.501cm" svg:height="0.873cm" draw:z-index="7"><draw:image xlink:href="Pictures/2000000700004C2D00000409FC5DC359.svm" xlink:type="simple" xlink:show="embed" xlink:actuate="onLoad"/></draw:frame></text:p>
      <text:p text:style-name="UBUcuerpoTrabajo">Siempre que abramos un terminal, deberemos ejecutar un fichero setup.bash para configurar ROS, para que la sesión de terminal abierta cargue todas las librerias de ROS.</text:p>
      <text:p text:style-name="UBUcuerpoTrabajo"><draw:frame draw:style-name="fr1" draw:name="gráficos9" text:anchor-type="paragraph" svg:width="16.501cm" svg:height="0.845cm" draw:z-index="8"><draw:image xlink:href="Pictures/20000007000050B900000423B80FAEA9.svm" xlink:type="simple" xlink:show="embed" xlink:actuate="onLoad"/></draw:frame></text:p>
      <text:p text:style-name="UBUcuerpoTrabajo">Crear espacio de trabajo, crea un CmakeLists.txt que apunta a un cmake que compila todo el proyecto más adelante.</text:p>
      <text:p text:style-name="UBUcuerpoTrabajo">Mkdir ~/robot</text:p>
      <text:p text:style-name="UBUcuerpoTrabajo"><text:soft-page-break/>cd robot</text:p>
      <text:p text:style-name="UBUcuerpoTrabajo">mkdir src</text:p>
      <text:p text:style-name="UBUcuerpoTrabajo">cd src</text:p>
      <text:p text:style-name="UBUcuerpoTrabajo">catkin_init_workspace</text:p>
      <text:p text:style-name="UBUcuerpoTrabajo">cd..</text:p>
      <text:p text:style-name="UBUcuerpoTrabajo">catkin_make</text:p>
      <text:p text:style-name="UBUcuerpoTrabajo">(Hacer foto de todo esto)</text:p>
      <text:p text:style-name="UBUcuerpoTrabajo">Nos crea carpetas build(contruido nuestro robot), devel(librerias) y src(nuestro espacio donde vamos a trabajar)</text:p>
      <text:p text:style-name="UBUcuerpoTrabajo"/>
      <text:p text:style-name="UBUcuerpoTrabajo"/>
      <text:p text:style-name="P1">Trabajar con ROS:</text:p>
      <text:p text:style-name="P2">Trabajar con ROS es la parte más dificil y dura del proyecto, su curva de aprendizaje es larga, y tienes muchas dificultades y muy poca comunicación.</text:p>
      <text:p text:style-name="P2"/>
      <text:p text:style-name="UBUcuerpoTrabajo"><text:tab/>Comunicarnos con el robot</text:p>
      <text:p text:style-name="UBUcuerpoTrabajo"><text:tab/>Responda el robot</text:p>
      <text:p text:style-name="UBUcuerpoTrabajo"><text:tab/>Insertar movimiento</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14</text:editing-cycles> <text:title/><text:modification-date style:data-style-name="N103">25/may/17</text:modification-date><text:tab/><text:tab/><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7:24</meta:creation-date>
    <meta:generator>OpenOffice/4.1.3$Win32 OpenOffice.org_project/413m1$Build-9783</meta:generator>
    <dc:date>2017-05-25T13:11:02.74</dc:date>
    <dc:creator>Carmelo Basconcillos Reyero</dc:creator>
    <meta:editing-duration>PT4H30M31S</meta:editing-duration>
    <meta:editing-cycles>14</meta:editing-cycles>
    <meta:document-statistic meta:table-count="0" meta:image-count="11" meta:object-count="0" meta:page-count="4" meta:paragraph-count="47" meta:word-count="759" meta:character-count="4846"/>
  </office:meta>
</office:document-meta>
</file>